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0.oxt&#13;&#13;23.08.2019 12:46:2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0.oxt&#13;&#13;23.08.2019 12:46: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2.0.0.oxt&#13;&#13;23.08.2019 12:46: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5083236258299246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48323146515470492" text:style-name="L2">
        <text:list-item>
          <text:p text:style-name="P43">Version 2.1.2 :</text:p>
        </text:list-item>
      </text:list>
      <text:list xml:id="list4637941844324949838" text:style-name="L3">
        <text:list-item>
          <text:list>
            <text:list-item>
              <text:p text:style-name="P44">Localized help : resolved non-functional hyperlink due to API incompatibility introduced by Apache OpenOffice 4.1 (and LibreOffice 4.0).</text:p>
            </text:list-item>
          </text:list>
        </text:list-item>
      </text:list>
      <text:list xml:id="list32670414" text:continue-list="list448323146515470492" text:style-name="L2">
        <text:list-item>
          <text:p text:style-name="P43">Version 2.1.1 :</text:p>
        </text:list-item>
      </text:list>
      <text:list xml:id="list3851037025811556168"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2681343" text:continue-list="list32670414" text:style-name="L2">
        <text:list-item>
          <text:p text:style-name="P43">Version 2.1.0 :</text:p>
        </text:list-item>
      </text:list>
      <text:list xml:id="list294837036109332134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2660692" text:continue-list="list32681343" text:style-name="L2">
        <text:list-item>
          <text:p text:style-name="P43">Version 2.0.0 :</text:p>
        </text:list-item>
      </text:list>
      <text:list xml:id="list6116536187885851996"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2662344" text:continue-list="list32660692" text:style-name="L2">
        <text:list-item>
          <text:p text:style-name="P43">Version 1.5.3 :</text:p>
        </text:list-item>
      </text:list>
      <text:list xml:id="list705501533668983329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36461308000658750"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4000808667790472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48720248979793754"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241984267397711880"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80845260686850547"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96383055055696085"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84918233380895307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1977652958625946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436437937075541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98648365329195890" text:style-name="L17">
        <text:list-item>
          <text:p text:style-name="P58">Arg1 : <text:span text:style-name="InstructionMacro">String</text:span> : mandatory, type of control used for the button</text:p>
        </text:list-item>
      </text:list>
      <text:list xml:id="list2327552152904066705"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74621364673985413"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66635310026185636"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4315323154199047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48862146822126016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020476381421008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77618588770821331"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51216882125863199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56152074442849030"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47407058450477950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065344382958645298"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565127733566302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685158955206870512"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428330654257643634"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8111980918509176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57365306304375107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74167359101521056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2502208553737553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21042189502058431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6647137086925922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5213559685390470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66422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5371478449329493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61536672204878436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761961284327591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2</dc:date>
     <text:p>internal</text:p>
     <text:p>Page2</text:p>
     <text:p/>
    </office:annotation>Paragraph styles</text:p>
      <text:p text:style-name="P28"><office:annotation>
     <dc:creator>BM</dc:creator>
     <dc:date>2008-03-13T00:00:00.62</dc:date>
     <text:p>internal</text:p>
     <text:p>Page7</text:p>
     <text:p/>
    </office:annotation>Hyperlinks</text:p>
      <text:p text:style-name="hlp_5f_paragraph"><text:span text:style-name="T14"><office:annotation>
      <dc:creator>BM</dc:creator>
      <dc:date>2008-03-13T00:00:00.62</dc:date>
      <text:p>internal</text:p>
      <text:p>Page3</text:p>
      <text:p/>
     </office:annotation></text:span><text:span text:style-name="T14">Text formatting</text:span></text:p>
      <text:p text:style-name="P28"><office:annotation>
     <dc:creator>BM</dc:creator>
     <dc:date>2008-03-26T00:00:00.6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3</dc:date>
     <text:p>external</text:p>
     <text:p>text/swriter/main0210.xhp</text:p>
     <text:p/>
    </office:annotation><text:span text:style-name="T14">Preview topic</text:span> </text:p>
      <text:p text:style-name="hlp_5f_paragraph">This hyperlink displays <text:s/><office:annotation>
     <dc:creator>BM</dc:creator>
     <dc:date>2008-03-15T00:00:00.6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685452" text:continue-list="list921042189502058431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678617" text:continue-list="list3266422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2658121" text:continue-list="list326854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2.0.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de-CH")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swiss style quotation marks)", "en")
              setTitle("Zeige wörtliche Rede", "de")
            endTitles
            setURL("Basic", "OOTyW", "QM_de_CH", "ShowDirectSpeech")
			setImage("icons/DirectSpeech")
		endButton

        addSeparator

		beginButton()
            beginTitles("Writer")
              setTitle("Back to standard view", "en")
              setTitle("Zurück zur Normalansicht", "de")
            endTitles
            setURL("Basic", "OOTyW", "QM_de_CH",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Convert quotes into exchange format", "en")
              setTitle("Anführungszeichen in Austauschformat umwandeln", "de")
            endTitles
            setURL("Basic", "OOTyW", "QM_de_DE", "SubstituteQuotes")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 "QM_de_DE", "AlternativeQuotes")
		endCommand
		
		beginCommand
            beginTitles("Writer")
              setTitle("Chevrons to German style quotation marks (»› ‹« → „, ‘“)", "en")
              setTitle("Chevrons zu Gänsefüßchen (»› ‹« → „, ‘“)", "de")
            endTitles
            setURL("Basic", "OOTyW", "QM_de_DE", "NormalQuotes")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de-CH")
      endTitles

      beginMenuItems

		beginCommand
            beginTitles("Writer")
              setTitle("Format all to Swiss typographical style", "en")
              setTitle("Formatiere alles nach schweizerischen Regeln", "de")
            endTitles
            setURL("Basic", "OOTyW", "QM_de_CH", "Main")
		endCommand
		
		beginCommand
            beginTitles("Writer")
              setTitle("Back to typewriter style", "en")
              setTitle("Zurück zum Schreibmaschinenstil", "de")
            endTitles
            setURL("Basic", "OOTyW", "QM_de_CH", "TypewriterView")
		endCommand

        addSeparator

		beginCommand
            beginTitles("Writer")
              setTitle("Convert quotes into exchange format", "en")
              setTitle("Anführungszeichen in Austauschformat umwandeln", "de")
            endTitles
            setURL("Basic", "OOTyW", "QM_de_CH", "SubstituteQuotes")
		endCommand

        addSeparator
        
		beginCommand
            beginTitles("Writer")
              setTitle("Gedankenstriche und Ellipsen gegen Trennung schützen", "de")
              setTitle("Protect dashes and ellipses against hyphenation", "en")
            endTitles
            setURL("Basic", "OOTyW", "QM_de_CH", "ProtectQM")
		endCommand

		beginCommand
            beginTitles("Writer")
              setTitle("Trennschutz für Gedankenstriche und Ellipsen aufheben", "de")
              setTitle("Unprotect dashes and ellipses against hyphenation", "en")
            endTitles
            setURL("Basic", "OOTyW", "QM_de_CH",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guillemets („, ‘“ → «‹ ›»)", "en")
              setTitle("Gänsefüsschen zu Guillemets („, ‘“ → «‹ ›»)", "de")
            endTitles
            setURL("Basic", "OOTyW", "QM_de_CH", "NormalQuotes")
		endCommand
		
		beginCommand
            beginTitles("Writer")
              setTitle("Guillemets to German style quotation marks («‹ ›» → „, ‘“)", "en")
              setTitle("Guillemets zu Gänsefüsschen («‹ ›» → „, ‘“)", "de")
            endTitles
            setURL("Basic", "OOTyW", "QM_de_CH", "AlternativeQuotes")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CH", "ShowDirectSpeech")
		endCommand

		beginCommand
            beginTitles("Writer")
              setTitle("Back to standard view", "en")
              setTitle("Zurück zur Normalansicht", "de")
            endTitles
            setURL("Basic", "OOTyW", "QM_de_CH",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Convert quotes into exchange format", "en")
            endTitles
            setURL("Basic", "OOTyW",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l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Convert quotes into exchange format", "en")
            endTitles
            setURL("Basic", "OOTyW", "QM_en_GB",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